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Date.xml" manifest:media-type="text/xml"/>
  <manifest:file-entry manifest:full-path="Basic/Standard/s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3.637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3.657cm"/>
    </style:style>
    <style:style style:name="co14" style:family="table-column">
      <style:table-column-properties fo:break-before="auto" style:column-width="2.547cm"/>
    </style:style>
    <style:style style:name="co15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ff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wrap-option="wrap" fo:border="0.06pt solid #ff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06pt solid #ff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ff0000"/>
      <style:paragraph-properties fo:text-align="center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0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ackground-color="transparent" fo:border="none"/>
      <style:text-properties fo:color="#000000"/>
    </style:style>
    <style:style style:name="ce102" style:family="table-cell" style:parent-style-name="Default">
      <style:table-cell-properties fo:background-color="transparent"/>
      <style:text-properties fo:color="#ffffff"/>
    </style:style>
    <style:style style:name="ce103" style:family="table-cell" style:parent-style-name="Default" style:data-style-name="N37">
      <style:table-cell-properties fo:background-color="transparent"/>
      <style:text-properties fo:color="#ffffff"/>
    </style:style>
    <style:style style:name="ce10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5" style:family="table-cell" style:parent-style-name="Default" style:data-style-name="N103">
      <style:table-cell-properties style:text-align-source="fix" style:repeat-content="false" fo:border="0.06pt solid #000000" style:vertical-align="middle"/>
      <style:paragraph-properties fo:text-align="center"/>
    </style:style>
    <style:style style:name="ce106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  <style:text-properties style:text-line-through-style="solid" style:text-line-through-type="single"/>
    </style:style>
    <style:style style:name="ce107" style:family="table-cell" style:parent-style-name="Default" style:data-style-name="N37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  <style:text-properties fo:color="#c9211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8" style:family="table-cell" style:parent-style-name="Default">
      <style:text-properties fo:color="#c9211e"/>
    </style:style>
    <style:style style:name="ce39" style:family="table-cell" style:parent-style-name="Default" style:data-style-name="N103"/>
    <style:style style:name="ce40" style:family="table-cell" style:parent-style-name="Default">
      <style:table-cell-properties fo:background-color="transparent" fo:border="none"/>
      <style:text-properties fo:color="#c9211e"/>
    </style:style>
    <style:style style:name="ce41" style:family="table-cell" style:parent-style-name="Default">
      <style:text-properties fo:color="#ffffff"/>
    </style:style>
    <style:style style:name="ce42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s" table:style-name="ta1">
        <office:forms form:automatic-focus="false" form:apply-design-mode="false"/>
        <table:table-column table:style-name="co1" table:number-columns-repeated="3" table:default-cell-style-name="ce72"/>
        <table:table-column table:style-name="co2" table:default-cell-style-name="ce72"/>
        <table:table-column table:style-name="co1" table:number-columns-repeated="2" table:default-cell-style-name="ce72"/>
        <table:table-column table:style-name="co1" table:number-columns-repeated="5" table:default-cell-style-name="Default"/>
        <table:table-row table:style-name="ro1">
          <table:table-cell table:style-name="ce71" office:value-type="string" calcext:value-type="string">
            <text:p>AGUA</text:p>
          </table:table-cell>
          <table:table-cell table:style-name="ce71" office:value-type="string" calcext:value-type="string">
            <text:p>LUZ</text:p>
          </table:table-cell>
          <table:table-cell table:style-name="ce71" office:value-type="string" calcext:value-type="string">
            <text:p>GAS</text:p>
          </table:table-cell>
          <table:table-cell table:style-name="ce75" table:formula="of:=dia([.F2])" office:value-type="string" office:string-value="" calcext:value-type="error">
            <text:p>#¿NOMBRE?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Fecha</text:p>
          </table:table-cell>
          <table:table-cell table:formula="of:=dia([.F2])" office:value-type="string" office:string-value="" calcext:value-type="error">
            <text:p>#¿NOMBRE?</text:p>
          </table:table-cell>
          <table:table-cell table:number-columns-repeated="4"/>
        </table:table-row>
        <table:table-row table:style-name="ro1">
          <table:table-cell office:value-type="float" office:value="36677" calcext:value-type="float">
            <text:p>36677</text:p>
          </table:table-cell>
          <table:table-cell/>
          <table:table-cell office:value-type="float" office:value="25406" calcext:value-type="float">
            <text:p>25406</text:p>
          </table:table-cell>
          <table:table-cell office:value-type="float" office:value="89900" calcext:value-type="float">
            <text:p>89900</text:p>
          </table:table-cell>
          <table:table-cell table:formula="of:=SUM([.A2:.D2])" office:value-type="float" office:value="151983" calcext:value-type="float">
            <text:p>151983</text:p>
          </table:table-cell>
          <table:table-cell table:style-name="ce77" office:value-type="date" office:date-value="2022-09-03" calcext:value-type="date">
            <text:p>03/09/22</text:p>
          </table:table-cell>
          <table:table-cell table:number-columns-repeated="5"/>
        </table:table-row>
        <table:table-row table:style-name="ro1">
          <table:table-cell table:style-name="ce73" table:number-columns-repeated="2"/>
          <table:table-cell table:style-name="ce74" office:value-type="float" office:value="489579" calcext:value-type="float">
            <text:p>489579</text:p>
          </table:table-cell>
          <table:table-cell table:style-name="ce73" office:value-type="float" office:value="409225" calcext:value-type="float">
            <text:p>409225</text:p>
          </table:table-cell>
          <table:table-cell table:style-name="ce76" office:value-type="string" calcext:value-type="string">
            <text:p>Referencia</text:p>
          </table:table-cell>
          <table:table-cell table:number-columns-repeated="6"/>
        </table:table-row>
        <table:table-row table:style-name="ro1" table:visibility="collapse" table:number-rows-repeated="10">
          <table:table-cell table:number-columns-repeated="11"/>
        </table:table-row>
        <table:table-row table:style-name="ro1" table:visibility="collapse">
          <table:table-cell table:number-columns-repeated="7"/>
          <table:table-cell office:value-type="string" calcext:value-type="string">
            <text:p>Servici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Fecha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AGUA</text:p>
          </table:table-cell>
          <table:table-cell office:value-type="float" office:value="36677" calcext:value-type="float">
            <text:p>36677</text:p>
          </table:table-cell>
          <table:table-cell table:number-columns-repeated="2"/>
        </table:table-row>
        <table:table-row table:style-name="ro1" table:visibility="collapse">
          <table:table-cell table:number-columns-repeated="7"/>
          <table:table-cell office:value-type="string" calcext:value-type="string">
            <text:p>LUZ</text:p>
          </table:table-cell>
          <table:table-cell table:number-columns-repeated="3"/>
        </table:table-row>
        <table:table-row table:style-name="ro1" table:visibility="collapse">
          <table:table-cell table:number-columns-repeated="7"/>
          <table:table-cell office:value-type="string" calcext:value-type="string">
            <text:p>GAS</text:p>
          </table:table-cell>
          <table:table-cell office:value-type="float" office:value="25406" calcext:value-type="float">
            <text:p>25406</text:p>
          </table:table-cell>
          <table:table-cell table:number-columns-repeated="2"/>
        </table:table-row>
        <table:table-row table:style-name="ro1" table:visibility="collapse">
          <table:table-cell table:number-columns-repeated="7"/>
          <table:table-cell office:value-type="string" calcext:value-type="string">
            <text:p>INTERNET</text:p>
          </table:table-cell>
          <table:table-cell/>
          <table:table-cell table:style-name="ce78" office:value-type="float" office:value="489579" calcext:value-type="float">
            <text:p>489579</text:p>
          </table:table-cell>
          <table:table-cell/>
        </table:table-row>
        <table:table-row table:style-name="ro1" table:visibility="collapse">
          <table:table-cell table:number-columns-repeated="7"/>
          <table:table-cell office:value-type="string" calcext:value-type="string">
            <text:p>Total</text:p>
          </table:table-cell>
          <table:table-cell table:formula="of:=SUM([.I15:.I18])" office:value-type="float" office:value="62083" calcext:value-type="float">
            <text:p>62083</text:p>
          </table:table-cell>
          <table:table-cell table:number-columns-repeated="2"/>
        </table:table-row>
        <table:table-row table:style-name="ro1" table:visibility="collapse" table:number-rows-repeated="1048556">
          <table:table-cell table:number-columns-repeated="11"/>
        </table:table-row>
        <table:table-row table:style-name="ro1" table:visibility="collapse">
          <table:table-cell table:number-columns-repeated="11"/>
        </table:table-row>
      </table:table>
      <table:table table:name="Sheets_2" table:style-name="ta1">
        <table:table-column table:style-name="co1" table:number-columns-repeated="3" table:default-cell-style-name="ce72"/>
        <table:table-column table:style-name="co2" table:default-cell-style-name="ce72"/>
        <table:table-column table:style-name="co1" table:number-columns-repeated="2" table:default-cell-style-name="ce72"/>
        <table:table-column table:style-name="co3" table:default-cell-style-name="Default"/>
        <table:table-column table:style-name="co1" table:visibility="collapse" table:number-columns-repeated="57" table:default-cell-style-name="Default"/>
        <table:table-row table:style-name="ro1">
          <table:table-cell table:style-name="ce71" office:value-type="string" calcext:value-type="string">
            <text:p>AGUA</text:p>
          </table:table-cell>
          <table:table-cell table:style-name="ce71" office:value-type="string" calcext:value-type="string">
            <text:p>LUZ</text:p>
          </table:table-cell>
          <table:table-cell table:style-name="ce71" office:value-type="string" calcext:value-type="string">
            <text:p>GAS</text:p>
          </table:table-cell>
          <table:table-cell table:style-name="ce75" office:value-type="string" calcext:value-type="string">
            <text:p>Internet</text:p>
          </table:table-cell>
          <table:table-cell table:style-name="ce71" office:value-type="string" calcext:value-type="string">
            <text:p>Pospago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Fecha</text:p>
          </table:table-cell>
          <table:table-cell/>
          <table:table-cell table:formula="of:=DAY([.G2])" office:value-type="float" office:value="3" calcext:value-type="float">
            <text:p>3</text:p>
          </table:table-cell>
          <table:table-cell table:formula="of:=[.I1]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float" office:value="36677" calcext:value-type="float">
            <text:p>36677</text:p>
          </table:table-cell>
          <table:table-cell office:value-type="float" office:value="29280" calcext:value-type="float">
            <text:p>29280</text:p>
          </table:table-cell>
          <table:table-cell office:value-type="float" office:value="25406" calcext:value-type="float">
            <text:p>25406</text:p>
          </table:table-cell>
          <table:table-cell office:value-type="float" office:value="89900" calcext:value-type="float">
            <text:p>89900</text:p>
          </table:table-cell>
          <table:table-cell office:value-type="float" office:value="27950" calcext:value-type="float">
            <text:p>27950</text:p>
          </table:table-cell>
          <table:table-cell table:formula="of:=SUM([.A2:.E2])" office:value-type="float" office:value="209213" calcext:value-type="float">
            <text:p>209213</text:p>
          </table:table-cell>
          <table:table-cell table:style-name="ce77" office:value-type="date" office:date-value="2022-09-03" calcext:value-type="date">
            <text:p>03/09/22</text:p>
          </table:table-cell>
          <table:table-cell table:formula="of:=CONCATENATE([.I1];&quot;-&quot;;[.I2];CONCATENATE(&quot;-&quot;;[.I3]))" office:value-type="string" office:string-value="3-9-2022" calcext:value-type="string">
            <text:p>3-9-2022</text:p>
          </table:table-cell>
          <table:table-cell table:formula="of:=MONTH([.G2])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73" office:value-type="float" office:value="84914" calcext:value-type="float">
            <text:p>84914</text:p>
          </table:table-cell>
          <table:table-cell table:style-name="ce73" office:value-type="float" office:value="488258509" calcext:value-type="float">
            <text:p>488258509</text:p>
          </table:table-cell>
          <table:table-cell table:style-name="ce74" office:value-type="float" office:value="489579" calcext:value-type="float">
            <text:p>489579</text:p>
          </table:table-cell>
          <table:table-cell table:style-name="ce73" office:value-type="float" office:value="409225" calcext:value-type="float">
            <text:p>409225</text:p>
          </table:table-cell>
          <table:table-cell table:style-name="ce84" office:value-type="float" office:value="1464154731" calcext:value-type="float">
            <text:p>1464154731</text:p>
          </table:table-cell>
          <table:table-cell table:style-name="ce76" office:value-type="string" calcext:value-type="string">
            <text:p>Referencia</text:p>
          </table:table-cell>
          <table:table-cell table:style-name="ce72"/>
          <table:table-cell/>
          <table:table-cell table:formula="of:=YEAR([.G2])" office:value-type="float" office:value="2022" calcext:value-type="float">
            <text:p>2022</text:p>
          </table:table-cell>
          <table:table-cell table:number-columns-repeated="55"/>
        </table:table-row>
        <table:table-row table:style-name="ro1">
          <table:table-cell table:style-name="ce71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71" office:value-type="string" calcext:value-type="string">
            <text:p><text:a xlink:href="https://www.zonapagos.com/PagosN3/Vistas/Logins/LoginComercio.aspx?ico=13424&amp;icl=488258509" xlink:type="simple">LUZ</text:a></text:p>
          </table:table-cell>
          <table:table-cell table:style-name="ce71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1" office:value-type="string" calcext:value-type="string" table:number-columns-spanned="2" table:number-rows-spanned="1">
            <text:p><text:a xlink:href="https://portalpagos.claro.com.co/" xlink:type="simple">Hogar - Movil</text:a></text:p>
          </table:table-cell>
          <table:covered-table-cell table:style-name="Default"/>
          <table:table-cell/>
          <table:table-cell table:style-name="ce72"/>
          <table:table-cell table:number-columns-repeated="57"/>
        </table:table-row>
        <table:table-row table:style-name="ro1">
          <table:table-cell/>
          <table:table-cell table:style-name="ce79" office:value-type="string" calcext:value-type="string">
            <text:p>15/09/2022 Periodo: desde 07 hasta 26 del mes</text:p>
          </table:table-cell>
          <table:table-cell table:style-name="ce77"/>
          <table:table-cell/>
          <table:table-cell table:style-name="Default"/>
          <table:table-cell/>
          <table:table-cell table:style-name="ce71" office:value-type="string" calcext:value-type="string">
            <text:p>Fecha ingreso</text:p>
          </table:table-cell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No</text:p>
          </table:table-cell>
          <table:table-cell table:number-columns-repeated="2"/>
          <table:table-cell table:style-name="Default"/>
          <table:table-cell/>
          <table:table-cell table:style-name="ce71" office:value-type="string" calcext:value-type="string">
            <text:p>Claro Pay</text:p>
          </table:table-cell>
          <table:table-cell table:number-columns-repeated="57"/>
        </table:table-row>
        <table:table-row table:style-name="ro1" table:visibility="collapse" table:number-rows-repeated="7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Servici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Fecha</text:p>
          </table:table-cell>
          <table:table-cell table:number-columns-repeated="52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AGUA</text:p>
          </table:table-cell>
          <table:table-cell office:value-type="float" office:value="36677" calcext:value-type="float">
            <text:p>36677</text:p>
          </table:table-cell>
          <table:table-cell table:number-columns-repeated="54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LUZ</text:p>
          </table:table-cell>
          <table:table-cell table:number-columns-repeated="55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GAS</text:p>
          </table:table-cell>
          <table:table-cell office:value-type="float" office:value="25406" calcext:value-type="float">
            <text:p>25406</text:p>
          </table:table-cell>
          <table:table-cell table:number-columns-repeated="54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INTERNET</text:p>
          </table:table-cell>
          <table:table-cell/>
          <table:table-cell table:style-name="ce78" office:value-type="float" office:value="489579" calcext:value-type="float">
            <text:p>489579</text:p>
          </table:table-cell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Total</text:p>
          </table:table-cell>
          <table:table-cell table:formula="of:=SUM([.J15:.J18])" office:value-type="float" office:value="62083" calcext:value-type="float">
            <text:p>62083</text:p>
          </table:table-cell>
          <table:table-cell table:number-columns-repeated="54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Octubre" table:style-name="ta1">
        <table:table-column table:style-name="co1" table:default-cell-style-name="ce72"/>
        <table:table-column table:style-name="co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50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71"/>
          <table:table-cell table:number-columns-repeated="54"/>
        </table:table-row>
        <table:table-row table:style-name="ro1">
          <table:table-cell table:style-name="ce85" office:value-type="string" calcext:value-type="string">
            <text:p>GAS</text:p>
          </table:table-cell>
          <table:table-cell table:style-name="ce86" office:value-type="currency" office:currency="COP" office:value="47301" calcext:value-type="currency">
            <text:p>$47.301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office:value-type="date" office:date-value="2022-10-28" calcext:value-type="date">
            <text:p>28/10/22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0-01" calcext:value-type="date">
            <text:p>01/10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210578" calcext:value-type="float" table:number-columns-spanned="1" table:number-rows-spanned="5">
            <text:p>210578</text:p>
          </table:table-cell>
          <table:table-cell table:style-name="ce72"/>
          <table:table-cell table:number-columns-repeated="54"/>
        </table:table-row>
        <table:table-row table:style-name="ro1">
          <table:table-cell table:style-name="ce85" office:value-type="string" calcext:value-type="string">
            <text:p>LUZ</text:p>
          </table:table-cell>
          <table:table-cell table:style-name="ce86" office:value-type="currency" office:currency="COP" office:value="704" calcext:value-type="currency">
            <text:p>$704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office:value-type="date" office:date-value="2022-10-07" calcext:value-type="date">
            <text:p>07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0-11" calcext:value-type="date">
            <text:p>11/10/22</text:p>
          </table:table-cell>
          <table:table-cell table:style-name="ce88" office:value-type="string" calcext:value-type="string">
            <text:p>Bogota</text:p>
          </table:table-cell>
          <table:covered-table-cell table:style-name="ce94"/>
          <table:table-cell table:style-name="ce95"/>
          <table:table-cell table:number-columns-repeated="54"/>
        </table:table-row>
        <table:table-row table:style-name="ro1">
          <table:table-cell table:style-name="ce85" office:value-type="string" calcext:value-type="string">
            <text:p>AGUA</text:p>
          </table:table-cell>
          <table:table-cell table:style-name="ce86" office:value-type="currency" office:currency="COP" office:value="36637" calcext:value-type="currency">
            <text:p>$36.637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office:value-type="date" office:date-value="2022-10-09" calcext:value-type="date">
            <text:p>09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0-11" calcext:value-type="date">
            <text:p>11/10/22</text:p>
          </table:table-cell>
          <table:table-cell table:style-name="ce88" office:value-type="string" calcext:value-type="string">
            <text:p>Bogota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INTERNET</text:p>
          </table:table-cell>
          <table:table-cell table:style-name="ce86" office:value-type="currency" office:currency="COP" office:value="96036" calcext:value-type="currency">
            <text:p>$96.036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Pospago</text:p>
          </table:table-cell>
          <table:table-cell table:style-name="ce86" office:value-type="currency" office:currency="COP" office:value="29900" calcext:value-type="currency">
            <text:p>$29.900</text:p>
          </table:table-cell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88"/>
          <table:table-cell table:style-name="ce90" office:value-type="date" office:date-value="2022-10-20" calcext:value-type="date">
            <text:p>20/10/22</text:p>
          </table:table-cell>
          <table:table-cell table:style-name="ce90" office:value-type="date" office:date-value="2022-09-28" calcext:value-type="date">
            <text:p>28/09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5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Noviembre" table:style-name="ta1">
        <table:table-column table:style-name="co1" table:default-cell-style-name="ce72"/>
        <table:table-column table:style-name="co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50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71"/>
          <table:table-cell table:number-columns-repeated="54"/>
        </table:table-row>
        <table:table-row table:style-name="ro1">
          <table:table-cell table:style-name="ce85" office:value-type="string" calcext:value-type="string">
            <text:p>GAS</text:p>
          </table:table-cell>
          <table:table-cell table:style-name="ce86" office:value-type="currency" office:currency="COP" office:value="48423" calcext:value-type="currency">
            <text:p>$48.423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office:value-type="date" office:date-value="2022-10-28" calcext:value-type="date">
            <text:p>28/10/22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1-05" calcext:value-type="date">
            <text:p>05/11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140388" calcext:value-type="float" table:number-columns-spanned="1" table:number-rows-spanned="5">
            <text:p>140388</text:p>
          </table:table-cell>
          <table:table-cell table:style-name="ce72"/>
          <table:table-cell table:number-columns-repeated="54"/>
        </table:table-row>
        <table:table-row table:style-name="ro1">
          <table:table-cell table:style-name="ce85" office:value-type="string" calcext:value-type="string">
            <text:p>LUZ</text:p>
          </table:table-cell>
          <table:table-cell table:style-name="ce96" office:value-type="currency" office:currency="COP" office:value="28523" calcext:value-type="currency">
            <text:p>$28.523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office:value-type="date" office:date-value="2022-10-07" calcext:value-type="date">
            <text:p>07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daviplata</text:p>
          </table:table-cell>
          <table:covered-table-cell table:style-name="ce94"/>
          <table:table-cell table:style-name="ce95"/>
          <table:table-cell table:number-columns-repeated="54"/>
        </table:table-row>
        <table:table-row table:style-name="ro1">
          <table:table-cell table:style-name="ce85" office:value-type="string" calcext:value-type="string">
            <text:p>AGUA</text:p>
          </table:table-cell>
          <table:table-cell table:style-name="ce86" office:value-type="currency" office:currency="COP" office:value="36629" calcext:value-type="currency">
            <text:p>$36.629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office:value-type="date" office:date-value="2022-10-09" calcext:value-type="date">
            <text:p>09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daviplata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INTERNET</text:p>
          </table:table-cell>
          <table:table-cell table:style-name="ce97" office:value-type="currency" office:currency="COP" office:value="129" calcext:value-type="currency">
            <text:p>$129,0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1-05" calcext:value-type="date">
            <text:p>05/11/22</text:p>
          </table:table-cell>
          <table:table-cell table:style-name="ce88" office:value-type="string" calcext:value-type="string">
            <text:p>PSE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Pospago</text:p>
          </table:table-cell>
          <table:table-cell table:style-name="ce86" office:value-type="currency" office:currency="COP" office:value="26684" calcext:value-type="currency">
            <text:p>$26.684</text:p>
          </table:table-cell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88"/>
          <table:table-cell table:style-name="ce90" office:value-type="date" office:date-value="2022-10-20" calcext:value-type="date">
            <text:p>20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5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Diciembre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47099" calcext:value-type="currency">
            <text:p>$47.099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5/2023" calcext:value-type="string">
            <text:p>26/5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1-28T16:01:07.29" calcext:value-type="date">
            <text:p>28/11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180022" calcext:value-type="float" table:number-columns-spanned="1" table:number-rows-spanned="5">
            <text:p>180022</text:p>
          </table:table-cell>
          <table:table-cell/>
          <table:table-cell table:style-name="ce103" table:formula="of:=TODAY()" office:value-type="date" office:date-value="2023-05-01" calcext:value-type="date">
            <text:p>01/05/23</text:p>
          </table:table-cell>
          <table:table-cell table:style-name="ce102" table:formula="of:=MONTH([.K2])" office:value-type="float" office:value="5" calcext:value-type="float">
            <text:p>5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1755" calcext:value-type="currency">
            <text:p>$1.755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5/2023" calcext:value-type="string">
            <text:p>7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2-13" calcext:value-type="date">
            <text:p>13/12/22</text:p>
          </table:table-cell>
          <table:table-cell table:style-name="ce88" office:value-type="string" calcext:value-type="string">
            <text:p>Bogotá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5261" calcext:value-type="currency">
            <text:p>$35.261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5/2023" calcext:value-type="string">
            <text:p>9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2-13" calcext:value-type="date">
            <text:p>13/12/22</text:p>
          </table:table-cell>
          <table:table-cell table:style-name="ce88" office:value-type="string" calcext:value-type="string">
            <text:p>Bogotá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5907" calcext:value-type="currency">
            <text:p>$95.907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5/2023" calcext:value-type="string">
            <text:p>5/5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2-06" calcext:value-type="date">
            <text:p>06/12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style-name="ce101"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90" table:formula="of:=CONCATENATE([.BM5];&quot;/&quot;;[.$L$2];CONCATENATE(&quot;/&quot;;[.$M$2]))" office:value-type="string" office:string-value="7/5/2023" calcext:value-type="string">
            <text:p>7/5/2023</text:p>
          </table:table-cell>
          <table:table-cell table:style-name="ce90" office:value-type="date" office:date-value="2022-10-20" calcext:value-type="date">
            <text:p>20/10/22</text:p>
          </table:table-cell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Enero" table:style-name="ta1"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3879" calcext:value-type="currency">
            <text:p>$13.879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5/2023" calcext:value-type="string">
            <text:p>26/5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2-28" calcext:value-type="date">
            <text:p>28/12/22</text:p>
          </table:table-cell>
          <table:table-cell table:style-name="ce88" office:value-type="string" calcext:value-type="string">
            <text:p>PSE</text:p>
          </table:table-cell>
          <table:table-cell table:style-name="ce105" table:formula="of:=SUM([.B2:.B6])" office:value-type="currency" office:currency="COP" office:value="170297" calcext:value-type="currency" table:number-columns-spanned="1" table:number-rows-spanned="5">
            <text:p>$170.297</text:p>
          </table:table-cell>
          <table:table-cell office:value-type="string" calcext:value-type="string">
            <text:p>Olvidé <text:span text:style-name="T2">Claro Pay</text:span></text:p>
          </table:table-cell>
          <table:table-cell table:style-name="ce103" table:formula="of:=TODAY()" office:value-type="date" office:date-value="2023-05-01" calcext:value-type="date">
            <text:p>01/05/23</text:p>
          </table:table-cell>
          <table:table-cell table:style-name="ce102" table:formula="of:=MONTH([.K2])" office:value-type="float" office:value="5" calcext:value-type="float">
            <text:p>5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23268" calcext:value-type="currency">
            <text:p>$23.268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5/2023" calcext:value-type="string">
            <text:p>7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1-17" calcext:value-type="date">
            <text:p>17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7025" calcext:value-type="currency">
            <text:p>$37.025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5/2023" calcext:value-type="string">
            <text:p>9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1-25" calcext:value-type="date">
            <text:p>25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6125" calcext:value-type="currency">
            <text:p>$96.125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5/2023" calcext:value-type="string">
            <text:p>5/5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1-06" calcext:value-type="date">
            <text:p>06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 office:value-type="string" calcext:value-type="string">
            <text:p>se bloqueo la tarfeta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/>
          <table:table-cell table:style-name="ce91"/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rzo" table:style-name="ta1"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4900" calcext:value-type="currency">
            <text:p>$14.900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5/2023" calcext:value-type="string">
            <text:p>26/5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table-cell table:style-name="ce105" table:formula="of:=SUM([.B2:.B6])" office:value-type="currency" office:currency="COP" office:value="175304" calcext:value-type="currency" table:number-columns-spanned="1" table:number-rows-spanned="5">
            <text:p>$175.304</text:p>
          </table:table-cell>
          <table:table-cell office:value-type="string" calcext:value-type="string">
            <text:p>La pagué dos veces, una el 14 de feebrero y la otra el 5 de marzo</text:p>
          </table:table-cell>
          <table:table-cell table:style-name="ce103" table:formula="of:=TODAY()" office:value-type="date" office:date-value="2023-05-01" calcext:value-type="date">
            <text:p>01/05/23</text:p>
          </table:table-cell>
          <table:table-cell table:style-name="ce102" table:formula="of:=MONTH([.K2])" office:value-type="float" office:value="5" calcext:value-type="float">
            <text:p>5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26094" calcext:value-type="currency">
            <text:p>$26.094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5/2023" calcext:value-type="string">
            <text:p>7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office:value-type="string" calcext:value-type="string">
            <text:p>La pagué dos veces, una el 14 de feebrero y la otra el 5 de marzo</text:p>
          </table:table-cell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8185" calcext:value-type="currency">
            <text:p>$38.185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5/2023" calcext:value-type="string">
            <text:p>9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6125" calcext:value-type="currency">
            <text:p>$96.125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5/2023" calcext:value-type="string">
            <text:p>5/5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/>
          <table:table-cell table:style-name="ce91"/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bril" table:style-name="ta1">
        <office:forms form:automatic-focus="false" form:apply-design-mode="false"/>
        <table:table-column table:style-name="co1" table:default-cell-style-name="ce72"/>
        <table:table-column table:style-name="co1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8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3363" calcext:value-type="currency">
            <text:p>$13.363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5/2023" calcext:value-type="string">
            <text:p>26/5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4-04" calcext:value-type="date">
            <text:p>04/04/23</text:p>
          </table:table-cell>
          <table:table-cell table:style-name="ce88" office:value-type="string" calcext:value-type="string">
            <text:p>Bancolombia</text:p>
          </table:table-cell>
          <table:table-cell table:style-name="ce105" table:formula="of:=SUM([.B2:.B6])" office:value-type="currency" office:currency="COP" office:value="57024" calcext:value-type="currency" table:number-columns-spanned="1" table:number-rows-spanned="5">
            <text:p>$57.024</text:p>
          </table:table-cell>
          <table:table-cell/>
          <table:table-cell table:style-name="ce103" table:formula="of:=TODAY()" office:value-type="date" office:date-value="2023-05-01" calcext:value-type="date">
            <text:p>01/05/23</text:p>
          </table:table-cell>
          <table:table-cell table:style-name="ce102" table:formula="of:=MONTH([.K2])" office:value-type="float" office:value="5" calcext:value-type="float">
            <text:p>5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0" calcext:value-type="currency">
            <text:p>$0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5/2023" calcext:value-type="string">
            <text:p>7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43661" calcext:value-type="currency">
            <text:p>$43.661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5/2023" calcext:value-type="string">
            <text:p>9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4-09" calcext:value-type="date">
            <text:p>09/04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1"/>
          <table:table-cell table:style-name="ce108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106" office:value-type="currency" office:currency="COP" office:value="0" calcext:value-type="currency">
            <text:p>$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5/2023" calcext:value-type="string">
            <text:p>5/5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 office:value-type="string" calcext:value-type="string">
            <text:p>Se pagó dos veces el mes pasado, <text:span text:style-name="T2">carol ok</text:span>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yo" table:style-name="ta1">
        <office:forms form:automatic-focus="false" form:apply-design-mode="false"/>
        <table:table-column table:style-name="co1" table:default-cell-style-name="ce72"/>
        <table:table-column table:style-name="co14" table:default-cell-style-name="ce72"/>
        <table:table-column table:style-name="co1" table:default-cell-style-name="Default"/>
        <table:table-column table:style-name="co15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visibility="collapse" table:default-cell-style-name="Default"/>
        <table:table-column table:style-name="co11" table:visibility="collapse" table:default-cell-style-name="ce41"/>
        <table:table-column table:style-name="co1" table:visibility="collapse" table:number-columns-repeated="3" table:default-cell-style-name="ce41"/>
        <table:table-column table:style-name="co1" table:visibility="collapse" table:number-columns-repeated="6" table:default-cell-style-name="ce38"/>
        <table:table-column table:style-name="co1" table:visibility="collapse" table:number-columns-repeated="100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office:value-type="string" calcext:value-type="string">
            <text:p>Dividid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100" office:value-type="string" calcext:value-type="string">
            <text:p>NOTA</text:p>
          </table:table-cell>
          <table:table-cell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8413" calcext:value-type="currency">
            <text:p>$18.413</text:p>
          </table:table-cell>
          <table:table-cell table:style-name="ce39" table:formula="of:=[.B2]/2" office:value-type="currency" office:currency="COP" office:value="9206.5" calcext:value-type="currency">
            <text:p>$9.207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L5];&quot;/&quot;;[.$M$2];CONCATENATE(&quot;/&quot;;[.$N$2]))" office:value-type="string" office:string-value="26/5/2023" calcext:value-type="string">
            <text:p>26/5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5-01" calcext:value-type="date">
            <text:p>01/05/23</text:p>
          </table:table-cell>
          <table:table-cell table:style-name="ce88" office:value-type="string" calcext:value-type="string">
            <text:p>Bancolombia</text:p>
          </table:table-cell>
          <table:table-cell table:number-columns-repeated="2"/>
          <table:table-cell table:style-name="ce103" table:formula="of:=TODAY()" office:value-type="date" office:date-value="2023-05-01" calcext:value-type="date">
            <text:p>01/05/23</text:p>
          </table:table-cell>
          <table:table-cell table:style-name="ce102" table:formula="of:=MONTH([.L2])" office:value-type="float" office:value="5" calcext:value-type="float">
            <text:p>5</text:p>
          </table:table-cell>
          <table:table-cell table:style-name="ce102" table:formula="of:=YEAR([.L2])" office:value-type="float" office:value="2023" calcext:value-type="float">
            <text:p>2023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/>
          <table:table-cell table:style-name="ce39" table:formula="of:=[.B3]/2" office:value-type="currency" office:currency="COP" office:value="0" calcext:value-type="currency">
            <text:p>$0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M5];&quot;/&quot;;[.$M$2];CONCATENATE(&quot;/&quot;;[.$N$2]))" office:value-type="string" office:string-value="7/5/2023" calcext:value-type="string">
            <text:p>7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/>
          <table:table-cell table:style-name="ce88" office:value-type="string" calcext:value-type="string">
            <text:p>Bancolombia</text:p>
          </table:table-cell>
          <table:table-cell table:style-name="ce100"/>
          <table:table-cell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40740" calcext:value-type="currency">
            <text:p>$40.740</text:p>
          </table:table-cell>
          <table:table-cell table:style-name="ce39" table:formula="of:=[.B4]/2" office:value-type="currency" office:currency="COP" office:value="20370" calcext:value-type="currency">
            <text:p>$20.370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N5];&quot;/&quot;;[.$M$2];CONCATENATE(&quot;/&quot;;[.$N$2]))" office:value-type="string" office:string-value="9/5/2023" calcext:value-type="string">
            <text:p>9/5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5-01" calcext:value-type="date">
            <text:p>01/05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106"/>
          <table:table-cell table:style-name="ce39" table:formula="of:=[.B5]/2" office:value-type="currency" office:currency="COP" office:value="0" calcext:value-type="currency">
            <text:p>$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O5];&quot;/&quot;;[.$M$2];CONCATENATE(&quot;/&quot;;[.$N$2]))" office:value-type="string" office:string-value="5/5/2023" calcext:value-type="string">
            <text:p>5/5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/>
          <table:table-cell table:style-name="ce88" office:value-type="string" calcext:value-type="string">
            <text:p>Banco Bogotá</text:p>
          </table:table-cell>
          <table:table-cell table:style-name="ce40"/>
          <table:table-cell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39" table:formula="of:=[.B6]/2" office:value-type="currency" office:currency="COP" office:value="0" calcext:value-type="currency">
            <text:p>$0</text:p>
          </table:table-cell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 table:style-name="ce99"/>
          <table:table-cell table:style-name="ce88"/>
          <table:table-cell/>
          <table:table-cell table:style-name="ce40"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Total</text:p>
          </table:table-cell>
          <table:table-cell table:style-name="ce105" table:formula="of:=SUM([.B2:.B6])" office:value-type="currency" office:currency="COP" office:value="59153" calcext:value-type="currency" table:number-columns-spanned="1" table:number-rows-spanned="5">
            <text:p>$59.153</text:p>
          </table:table-cell>
          <table:table-cell table:style-name="ce39" table:formula="of:=SUM([.C2:.C6])" office:value-type="currency" office:currency="COP" office:value="29576.5" calcext:value-type="currency">
            <text:p>$29.577</text:p>
          </table:table-cell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/>
          <table:covered-table-cell table:style-name="ce94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3">
          <table:table-cell table:style-name="ce38" table:number-columns-repeated="2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table-cell table:style-name="ce37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2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style-name="ce42"/>
          <table:table-cell table:number-columns-repeated="9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">
          <table:table-cell table:style-name="ce37" table:number-columns-repeated="2"/>
          <table:table-cell/>
          <table:table-cell table:style-name="ce37" table:number-columns-repeated="4"/>
          <table:table-cell table:style-name="ce38" table:number-columns-repeated="4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4854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O">$</number:currency-symbol>
      <number:number number:decimal-places="1" number:min-decimal-places="1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1" number:min-decimal-places="1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23:05:48.402836710</meta:creation-date>
    <dc:date>2023-05-01T22:19:29.833067438</dc:date>
    <meta:editing-duration>P1DT2M11S</meta:editing-duration>
    <meta:editing-cycles>53</meta:editing-cycles>
    <meta:generator>LibreOffice/7.3.7.2$Linux_X86_64 LibreOffice_project/30$Build-2</meta:generator>
    <meta:document-statistic meta:table-count="9" meta:cell-count="488" meta:object-count="0"/>
  </office:meta>
</office:document-meta>
</file>

<file path=Basic/Standard/macroDate.xml><?xml version="1.0" encoding="utf-8"?>
<!DOCTYPE module  PUBLIC '-//OpenOffice.org//DTD OfficeDocument 1.0//EN'  'module.dtd'>
<script:module xmlns:script="http://openoffice.org/2000/script" script:name="macroDate" script:language="StarBasic" script:moduleType="normal">REM  *****  BASIC  *****
Sub CopySheet()
	dim oCell2
	dim oCell
	dim s As string
	dim oDoc
	dim oDocto
	oDocto = ThisComponent.CurrentController
	oSheet = oDocto.activesheet
	oCurrent = thiscomponent.getcurrentselection.absolutename
    doc = thisComponent
    sheets = doc.Sheets
    'oCell.setFormula("=hoy()")
    'oCell = oSheet.getcellrangebyname(o).absolutename
    'oCell = ThisComponent.Sheets(0).getCellByPosition(0,0)
	'sheets.insertNewByName(oCell, sheets.Count) 
   	'msgbox s, 0, "hola"
End Sub

sub pb
dim oCell
dim s As string
oDocto = ThisComponent.CurrentController
oSheet = oDocto.activesheet
oCurrent = thiscomponent.getcurrentselection.absolutename
doc = thisComponent
sheets = doc.Sheets
dim oDoc
oDoc=ThisComponent
oCell = oDoc.sheets(1).getCellByPosition(8,0)
dim oCell2
oCell2=oCell.setFormula("=H1")
sheets.insertNewByName(oCell2, sheets.Count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Date"/>
  <library:element library:name="sd"/>
</library:library>
</file>

<file path=Basic/Standard/sd.xml><?xml version="1.0" encoding="utf-8"?>
<!DOCTYPE module  PUBLIC '-//OpenOffice.org//DTD OfficeDocument 1.0//EN'  'module.dtd'>
<script:module xmlns:script="http://openoffice.org/2000/script" script:name="sd" script:language="StarBasic" script:moduleType="normal">REM  *****  BASIC  *****

Sub CopySheet()
dim oCell
dim s As string
oDocto = ThisComponent.CurrentController
oSheet = oDocto.activesheet
oCurrent = thiscomponent.getcurrentselection.absolutename
doc = thisComponent
sheets = doc.Sheets
dim oDoc
oDoc=ThisComponent

oDocto = ThisComponent.CurrentController
oSheet = oDocto.activesheet
oCurrent = thiscomponent.getcurrentselection.absolutename
doc = thisComponent
sheets = doc.Sheets
oCell = oDoc.sheets(1).getCellByPosition(8,0)
oCell.setFormula("=hoy()")
oCell = ThisComponent.Sheets(0).getCellByPosition(0,0)
oCell = oSheet.getCellRangeByName("hola").absolutename
sheets.insertNewByName(oCell, sheets.Count) 
   	'msgbox s, 0, "hola"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